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Noto Sans Arabic" fo:font-size="18pt" style:font-name-complex="Noto Sans Arabic" style:font-size-complex="18pt"/>
    </style:style>
    <style:style style:name="P2" style:family="paragraph" style:parent-style-name="Text_20_body" style:list-style-name="L1">
      <style:paragraph-properties fo:text-align="end" style:justify-single-word="false" style:writing-mode="rl-tb"/>
      <style:text-properties style:font-name="Noto Sans Arabic" fo:font-size="18pt" style:font-name-complex="Noto Sans Arabic" style:font-size-complex="18pt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align="end" style:justify-single-word="false" fo:text-indent="0in" style:auto-text-indent="false" style:writing-mode="rl-tb"/>
      <style:text-properties style:font-name="Noto Sans Arabic" fo:font-size="18pt" style:font-name-complex="Noto Sans Arabic" style:font-size-complex="18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Noto Sans Arabic" fo:font-size="18pt" style:font-name-complex="Noto Sans Arabic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توضیح هر بخش از سوال:</text:span></text:p>
      <text:list text:style-name="L1">
        <text:list-item>
          <text:p text:style-name="P2"><text:span text:style-name="Strong_20_Emphasis">(a) توزیع تعداد کاغذهای با عدد ≥۸۰ در نمونهبرداری </text:span><text:span text:style-name="Strong_20_Emphasis"><text:span text:style-name="Emphasis">با جایگذاری</text:span></text:span><text:span text:style-name="Strong_20_Emphasis">:</text:span></text:p>
          <text:list>
            <text:list-item>
              <text:p text:style-name="P2">هدف: مشخص کردن توزیع احتمالی تعداد کاغذهایی با عدد ۸۰ یا بالاتر در ۵ کشیدنی که هر بار جایگذاری میشود.</text:p>
            </text:list-item>
            <text:list-item>
              <text:p text:style-name="P2">روش: از <text:span text:style-name="Strong_20_Emphasis">توزیع دوجملهای</text:span> استفاده میشود، زیرا هر کشیدمستقل است و احتمال موفقیت (کشیدن عدد ≥۸۰) ثابت میماند.</text:p>
            </text:list-item>
            <text:list-item>
              <text:p text:style-name="P2">پارامترها:</text:p>
              <text:list>
                <text:list-item>
                  <text:p text:style-name="P2">تعداد آزمایشها (<text:span text:style-name="Source_20_Text">n</text:span>) = 5.</text:p>
                </text:list-item>
                <text:list-item>
                  <text:p text:style-name="P2">احتمال موفقیت در هر آزمایش (<text:span text:style-name="Source_20_Text">p</text:span>) = ۲۱/۱۰۰ (تعداد اعداد ۸۰ تا ۱۰۰: ۲۱ عدد).</text:p>
                </text:list-item>
              </text:list>
            </text:list-item>
          </text:list>
        </text:list-item>
        <text:list-item>
          <text:p text:style-name="P2"><text:span text:style-name="Strong_20_Emphasis">(b) توزیع مقدار </text:span><text:span text:style-name="Strong_20_Emphasis"><text:span text:style-name="Source_20_Text">j</text:span></text:span><text:span text:style-name="Strong_20_Emphasis">اُمین کشیدنی در نمونهبرداری </text:span><text:span text:style-name="Strong_20_Emphasis"><text:span text:style-name="Emphasis">با جایگذاری</text:span></text:span><text:span text:style-name="Strong_20_Emphasis">:</text:span></text:p>
          <text:list>
            <text:list-item>
              <text:p text:style-name="P2"><text:soft-page-break/>هدف: تعیین توزیع عددی که در کشیدم <text:span text:style-name="Source_20_Text">j</text:span>اُم (مثلاً کشیدم اول یا سوم) مشاهده میشود.</text:p>
            </text:list-item>
            <text:list-item>
              <text:p text:style-name="P2">روش: توزیع <text:span text:style-name="Strong_20_Emphasis">یکنواخت گسسته</text:span> روی اعداد ۱ تا ۱۰۰، زیرا هر عدد در هر کشیدم احتمال یکسان دارد.</text:p>
            </text:list-item>
          </text:list>
        </text:list-item>
        <text:list-item>
          <text:p text:style-name="P2"><text:span text:style-name="Strong_20_Emphasis">(c) احتمال کشیدن عدد ۱۰۰ حداقل یکبار در نمونهبرداری </text:span><text:span text:style-name="Strong_20_Emphasis"><text:span text:style-name="Emphasis">با جایگذاری</text:span></text:span><text:span text:style-name="Strong_20_Emphasis">:</text:span></text:p>
          <text:list>
            <text:list-item>
              <text:p text:style-name="P2">هدف: محاسبه احتمال وقوع حداقل یکبار عدد ۱۰۰ در ۵ کشیدم.</text:p>
            </text:list-item>
            <text:list-item>
              <text:p text:style-name="P2">روش: استفاده از اصل متمم:</text:p>
              <text:p text:style-name="P3">P(حداقل یک ۱۰۰)=1−P(هیچ ۱۰۰ در ۵ کشیدم).</text:p>
            </text:list-item>
            <text:list-item>
              <text:p text:style-name="P2">محاسبه:</text:p>
              <text:p text:style-name="P3">1−(10099​)5.</text:p>
            </text:list-item>
          </text:list>
        </text:list-item>
        <text:list-item>
          <text:p text:style-name="P2"><text:span text:style-name="Strong_20_Emphasis">(d) توزیع تعداد کاغذهای با عدد ≥۸۰ در نمونهبرداری </text:span><text:span text:style-name="Strong_20_Emphasis"><text:span text:style-name="Emphasis">بدون جایگذاری</text:span></text:span><text:span text:style-name="Strong_20_Emphasis">:</text:span></text:p>
          <text:list>
            <text:list-item>
              <text:p text:style-name="P2"><text:soft-page-break/>هدف: تعیین توزیع تعداد اعداد ≥۸۰ در ۵ کشیدم بدون جایگذاری.</text:p>
            </text:list-item>
            <text:list-item>
              <text:p text:style-name="P2">روش: استفاده از <text:span text:style-name="Strong_20_Emphasis">توزیع فوقهندسی</text:span>، زیرا نمونهبرداری بدون جایگذاری از جامعهای محدود انجام میشود.</text:p>
            </text:list-item>
            <text:list-item>
              <text:p text:style-name="P2">پارامترها:</text:p>
              <text:list>
                <text:list-item>
                  <text:p text:style-name="P2">جامعه کل (<text:span text:style-name="Source_20_Text">N</text:span>) = ۱۰۰.</text:p>
                </text:list-item>
                <text:list-item>
                  <text:p text:style-name="P2">تعداد موفقیتها در جامعه (<text:span text:style-name="Source_20_Text">K</text:span>) = ۲۱ (اعداد ۸۰ تا ۱۰۰).</text:p>
                </text:list-item>
                <text:list-item>
                  <text:p text:style-name="P2">اندازه نمونه (<text:span text:style-name="Source_20_Text">n</text:span>) = ۵.</text:p>
                </text:list-item>
              </text:list>
            </text:list-item>
          </text:list>
        </text:list-item>
        <text:list-item>
          <text:p text:style-name="P2"><text:span text:style-name="Strong_20_Emphasis">(e) توزیع مقدار </text:span><text:span text:style-name="Strong_20_Emphasis"><text:span text:style-name="Source_20_Text">j</text:span></text:span><text:span text:style-name="Strong_20_Emphasis">اُمین کشیدنی در نمونهبرداری </text:span><text:span text:style-name="Strong_20_Emphasis"><text:span text:style-name="Emphasis">بدون جایگذاری</text:span></text:span><text:span text:style-name="Strong_20_Emphasis">:</text:span></text:p>
          <text:list>
            <text:list-item>
              <text:p text:style-name="P2">هدف: مشخص کردن توزیع عدد کشیدمشده در موقعیت <text:span text:style-name="Source_20_Text">j</text:span>اُم (مثلاً کشیدم دوم).</text:p>
            </text:list-item>
            <text:list-item>
              <text:p text:style-name="P2"><text:soft-page-break/>روش: توزیع همچنان <text:span text:style-name="Strong_20_Emphasis">یکنواخت گسسته</text:span> روی اعداد ۱ تا ۱۰۰ است. زیرا همه جایگشتها با احتمال مساوی رخ میدهند، و هر عدد در هر موقعیتی شانس برابر دارد.</text:p>
            </text:list-item>
          </text:list>
        </text:list-item>
        <text:list-item>
          <text:p text:style-name="P2"><text:span text:style-name="Strong_20_Emphasis">(f) احتمال حضور عدد ۱۰۰ در نمونهبرداری </text:span><text:span text:style-name="Strong_20_Emphasis"><text:span text:style-name="Emphasis">بدون جایگذاری</text:span></text:span><text:span text:style-name="Strong_20_Emphasis">:</text:span></text:p>
          <text:list>
            <text:list-item>
              <text:p text:style-name="P2">هدف: محاسبه احتمال اینکه عدد ۱۰۰ در ۵ کشیدم بدون جایگذاری وجود داشته باشد.</text:p>
            </text:list-item>
            <text:list-item>
              <text:p text:style-name="P2">روش: استفاده از نسبت ترکیبات:</text:p>
              <text:p text:style-name="P3">P=(5100​)(499​)​=1005​.</text:p>
            </text:list-item>
            <text:list-item>
              <text:p text:style-name="P2">تفسیر: هر عدد خاص (مثلاً ۱۰۰) در نمونه ۵تایی با احتمال <text:span text:style-name="Source_20_Text">اندازه نمونه / جامعه</text:span> انتخاب میشود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8T15:29:44.045256756</meta:creation-date>
    <meta:editing-duration>PT22S</meta:editing-duration>
    <meta:editing-cycles>2</meta:editing-cycles>
    <meta:generator>LibreOffice/25.2.2.2$Linux_X86_64 LibreOffice_project/520$Build-2</meta:generator>
    <dc:date>2025-04-18T15:30:03.360742795</dc:date>
    <meta:document-statistic meta:table-count="0" meta:image-count="0" meta:object-count="0" meta:page-count="4" meta:paragraph-count="31" meta:word-count="336" meta:character-count="1695" meta:non-whitespace-character-count="1400"/>
  </office:meta>
</office:document-meta>
</file>